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ecco DOCG Extra Dry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696" calcext:value-type="float">
            <text:p>69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ecco DOCG Extra Dry Magnum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550" calcext:value-type="float">
            <text:p>15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ecco DOCG Extra Dry 3L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95" calcext:value-type="float">
            <text:p>4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Griesser Hof</text:p>
          </table:table-cell>
          <table:table-cell office:value-type="string" calcext:value-type="string">
            <text:p>Wein.Werk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MAG</text:p>
          </table:table-cell>
          <table:table-cell office:value-type="string" calcext:value-type="string">
            <text:p>Griesser Hof</text:p>
          </table:table-cell>
          <table:table-cell office:value-type="string" calcext:value-type="string">
            <text:p>Wein.Werk</text:p>
          </table:table-cell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600" calcext:value-type="float">
            <text:p>7600</text:p>
          </table:table-cell>
          <table:table-cell office:value-type="float" office:value="3670" calcext:value-type="float">
            <text:p>3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osel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- Antiche Cantine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3370" calcext:value-type="float">
            <text:p>33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- Antiche Cantine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22:29:05.380617990</dc:date>
    <meta:editing-duration>PT29S</meta:editing-duration>
    <meta:editing-cycles>1</meta:editing-cycles>
    <meta:document-statistic meta:table-count="1" meta:cell-count="83" meta:object-count="0"/>
    <meta:generator>LibreOffice/7.3.7.2$Linux_X86_64 LibreOffice_project/30$Build-2</meta:generator>
  </office:meta>
</office:document-meta>
</file>